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layout-cache" manifest:media-type="application/binary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5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30ffd2"/>
    </style:style>
    <style:style style:name="P2" style:family="paragraph" style:parent-style-name="Standard" style:list-style-name="L1">
      <style:text-properties officeooo:paragraph-rsid="00552398"/>
    </style:style>
    <style:style style:name="P3" style:family="paragraph" style:parent-style-name="Standard" style:list-style-name="L1">
      <style:text-properties officeooo:paragraph-rsid="0056635c"/>
    </style:style>
    <style:style style:name="P4" style:family="paragraph" style:parent-style-name="Standard" style:list-style-name="L1">
      <style:text-properties officeooo:paragraph-rsid="0059773b"/>
    </style:style>
    <style:style style:name="P5" style:family="paragraph" style:parent-style-name="Standard" style:list-style-name="L1">
      <style:text-properties officeooo:paragraph-rsid="0063d2d0"/>
    </style:style>
    <style:style style:name="P6" style:family="paragraph" style:parent-style-name="Standard" style:list-style-name="L1">
      <style:text-properties officeooo:paragraph-rsid="0066093e"/>
    </style:style>
    <style:style style:name="P7" style:family="paragraph" style:parent-style-name="Standard" style:list-style-name="L1">
      <style:text-properties officeooo:paragraph-rsid="006f56c0"/>
    </style:style>
    <style:style style:name="P8" style:family="paragraph" style:parent-style-name="Standard" style:list-style-name="L1">
      <style:text-properties officeooo:paragraph-rsid="007095b0"/>
    </style:style>
    <style:style style:name="P9" style:family="paragraph" style:parent-style-name="Standard" style:list-style-name="L1">
      <style:text-properties style:font-name="Ubuntu" fo:font-size="11pt" officeooo:rsid="000b56a4" officeooo:paragraph-rsid="000b56a4" style:font-size-asian="11pt" style:font-size-complex="11pt"/>
    </style:style>
    <style:style style:name="P10" style:family="paragraph" style:parent-style-name="Standard" style:list-style-name="L1">
      <style:text-properties style:font-name="Ubuntu" fo:font-size="11pt" officeooo:rsid="00219eee" officeooo:paragraph-rsid="000b56a4" style:font-size-asian="11pt" style:font-size-complex="11pt"/>
    </style:style>
    <style:style style:name="P11" style:family="paragraph" style:parent-style-name="Standard" style:list-style-name="L1">
      <style:text-properties fo:color="#000000" style:font-name="Ubuntu" fo:font-size="11pt" fo:font-weight="bold" officeooo:rsid="000f07c5" officeooo:paragraph-rsid="0042c70f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text-properties fo:color="#000000" style:font-name="Ubuntu" fo:font-size="11pt" officeooo:paragraph-rsid="0030ffd2" style:font-size-asian="11pt" style:font-size-complex="11pt"/>
    </style:style>
    <style:style style:name="P13" style:family="paragraph" style:parent-style-name="Standard" style:list-style-name="L1">
      <style:text-properties fo:color="#000000" style:font-name="Ubuntu" fo:font-size="11pt" officeooo:paragraph-rsid="007095b0" style:font-size-asian="11pt" style:font-size-complex="11pt"/>
    </style:style>
    <style:style style:name="P14" style:family="paragraph" style:parent-style-name="Standard" style:list-style-name="L1">
      <style:text-properties fo:color="#000000" style:font-name="Ubuntu" fo:font-size="11pt" officeooo:rsid="000f07c5" officeooo:paragraph-rsid="0036e85f" style:font-size-asian="11pt" style:font-size-complex="11pt"/>
    </style:style>
    <style:style style:name="P15" style:family="paragraph" style:parent-style-name="Standard" style:list-style-name="L1">
      <style:text-properties fo:color="#000000" style:font-name="Ubuntu" fo:font-size="11pt" officeooo:rsid="000b572f" officeooo:paragraph-rsid="0030ffd2" style:font-size-asian="11pt" style:font-size-complex="11pt"/>
    </style:style>
    <style:style style:name="P16" style:family="paragraph" style:parent-style-name="Standard" style:list-style-name="L5">
      <style:text-properties fo:color="#000000" style:font-name="Ubuntu" fo:font-size="11pt" officeooo:rsid="00144891" officeooo:paragraph-rsid="005416e6" style:font-size-asian="11pt" style:font-size-complex="11pt"/>
    </style:style>
    <style:style style:name="P17" style:family="paragraph" style:parent-style-name="Standard" style:list-style-name="L1">
      <style:text-properties fo:color="#000000" style:font-name="Ubuntu" fo:font-size="11pt" officeooo:rsid="004349f2" officeooo:paragraph-rsid="007095b0" style:font-size-asian="11pt" style:font-size-complex="11pt"/>
    </style:style>
    <style:style style:name="P18" style:family="paragraph" style:parent-style-name="Standard" style:list-style-name="L1">
      <style:text-properties fo:color="#000000" style:font-name="Ubuntu" fo:font-size="11pt" fo:font-weight="normal" officeooo:rsid="00582158" officeooo:paragraph-rsid="00582158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text-properties fo:color="#000000" style:font-name="Ubuntu" fo:font-size="11pt" fo:font-weight="normal" officeooo:rsid="005891de" officeooo:paragraph-rsid="005891de" style:font-size-asian="11pt" style:font-weight-asian="normal" style:font-size-complex="11pt" style:font-weight-complex="normal"/>
    </style:style>
    <style:style style:name="P20" style:family="paragraph" style:parent-style-name="Standard" style:list-style-name="L7">
      <style:text-properties fo:color="#000000" style:font-name="Ubuntu" fo:font-size="11pt" fo:font-weight="normal" officeooo:rsid="005891de" officeooo:paragraph-rsid="006f9743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text-properties fo:color="#000000" style:font-name="Ubuntu" fo:font-size="11pt" fo:font-weight="normal" officeooo:rsid="0059dc82" officeooo:paragraph-rsid="0059dc82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text-properties fo:color="#000000" style:font-name="Ubuntu" fo:font-size="11pt" fo:font-weight="normal" officeooo:rsid="0059dc82" officeooo:paragraph-rsid="005bee3c" style:font-size-asian="11pt" style:font-weight-asian="normal" style:font-size-complex="11pt" style:font-weight-complex="normal"/>
    </style:style>
    <style:style style:name="P23" style:family="paragraph" style:parent-style-name="Standard">
      <style:text-properties fo:color="#000000" style:font-name="Ubuntu" fo:font-size="11pt" fo:font-weight="normal" officeooo:rsid="0059dc82" officeooo:paragraph-rsid="0059dc82" style:font-size-asian="11pt" style:font-weight-asian="normal" style:font-size-complex="11pt" style:font-weight-complex="normal"/>
    </style:style>
    <style:style style:name="P24" style:family="paragraph" style:parent-style-name="Standard" style:list-style-name="L8">
      <style:text-properties fo:color="#000000" style:font-name="Ubuntu" fo:font-size="11pt" fo:font-weight="normal" officeooo:rsid="0059dc82" officeooo:paragraph-rsid="0059dc82" style:font-size-asian="11pt" style:font-weight-asian="normal" style:font-size-complex="11pt" style:font-weight-complex="normal"/>
    </style:style>
    <style:style style:name="P25" style:family="paragraph" style:parent-style-name="Standard" style:list-style-name="L9">
      <style:text-properties fo:color="#000000" style:font-name="Ubuntu" fo:font-size="11pt" fo:font-weight="normal" officeooo:rsid="005bee3c" officeooo:paragraph-rsid="005bee3c" style:font-size-asian="11pt" style:font-weight-asian="normal" style:font-size-complex="11pt" style:font-weight-complex="normal"/>
    </style:style>
    <style:style style:name="P26" style:family="paragraph" style:parent-style-name="Standard" style:list-style-name="L9">
      <style:text-properties fo:color="#000000" style:font-name="Ubuntu" fo:font-size="11pt" fo:font-weight="normal" officeooo:rsid="005d64de" officeooo:paragraph-rsid="005d64de" style:font-size-asian="11pt" style:font-weight-asian="normal" style:font-size-complex="11pt" style:font-weight-complex="normal"/>
    </style:style>
    <style:style style:name="P27" style:family="paragraph" style:parent-style-name="Standard" style:list-style-name="L9">
      <style:text-properties fo:color="#000000" style:font-name="Ubuntu" fo:font-size="11pt" fo:font-weight="normal" officeooo:rsid="005d64de" officeooo:paragraph-rsid="005eaa19" style:font-size-asian="11pt" style:font-weight-asian="normal" style:font-size-complex="11pt" style:font-weight-complex="normal"/>
    </style:style>
    <style:style style:name="P28" style:family="paragraph" style:parent-style-name="Standard">
      <style:text-properties fo:color="#000000" style:font-name="Ubuntu" fo:font-size="11pt" fo:font-weight="normal" officeooo:rsid="005d64de" officeooo:paragraph-rsid="005eaa19" style:font-size-asian="11pt" style:font-weight-asian="normal" style:font-size-complex="11pt" style:font-weight-complex="normal"/>
    </style:style>
    <style:style style:name="P29" style:family="paragraph" style:parent-style-name="Standard" style:list-style-name="L1">
      <style:text-properties fo:color="#000000" style:font-name="Ubuntu" fo:font-size="11pt" fo:font-weight="normal" officeooo:rsid="005d64de" officeooo:paragraph-rsid="005ff909" style:font-size-asian="11pt" style:font-weight-asian="normal" style:font-size-complex="11pt" style:font-weight-complex="normal"/>
    </style:style>
    <style:style style:name="P30" style:family="paragraph" style:parent-style-name="Standard" style:list-style-name="L10">
      <style:text-properties fo:color="#000000" style:font-name="Ubuntu" fo:font-size="11pt" fo:font-weight="normal" officeooo:rsid="005d64de" officeooo:paragraph-rsid="005ff909" style:font-size-asian="11pt" style:font-weight-asian="normal" style:font-size-complex="11pt" style:font-weight-complex="normal"/>
    </style:style>
    <style:style style:name="P31" style:family="paragraph" style:parent-style-name="Standard" style:list-style-name="L10">
      <style:text-properties fo:color="#000000" style:font-name="Ubuntu" fo:font-size="11pt" fo:font-weight="normal" officeooo:rsid="005d64de" officeooo:paragraph-rsid="0061e3f7" style:font-size-asian="11pt" style:font-weight-asian="normal" style:font-size-complex="11pt" style:font-weight-complex="normal"/>
    </style:style>
    <style:style style:name="P32" style:family="paragraph" style:parent-style-name="Standard" style:list-style-name="L7">
      <style:text-properties fo:color="#000000" style:font-name="Ubuntu" fo:font-size="11pt" fo:font-style="italic" fo:font-weight="normal" officeooo:rsid="005891de" officeooo:paragraph-rsid="005891de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 style:list-style-name="L1">
      <style:text-properties fo:color="#000000" style:font-name="Ubuntu" fo:font-size="11pt" style:text-underline-style="solid" style:text-underline-width="auto" style:text-underline-color="font-color" fo:font-weight="bold" officeooo:rsid="005bee3c" officeooo:paragraph-rsid="005bee3c" style:font-size-asian="11pt" style:font-weight-asian="bold" style:font-size-complex="11pt" style:font-weight-complex="bold"/>
    </style:style>
    <style:style style:name="P34" style:family="paragraph" style:parent-style-name="Standard" style:list-style-name="L1">
      <style:text-properties fo:color="#000000" style:font-name="Ubuntu" fo:font-size="11pt" style:text-underline-style="solid" style:text-underline-width="auto" style:text-underline-color="font-color" fo:font-weight="bold" officeooo:rsid="005bee3c" officeooo:paragraph-rsid="005ff909" style:font-size-asian="11pt" style:font-weight-asian="bold" style:font-size-complex="11pt" style:font-weight-complex="bold"/>
    </style:style>
    <style:style style:name="P35" style:family="paragraph" style:parent-style-name="Standard" style:list-style-name="L1">
      <style:text-properties fo:color="#000000" style:font-name="Ubuntu" fo:font-size="11pt" style:text-underline-style="solid" style:text-underline-width="auto" style:text-underline-color="font-color" fo:font-weight="bold" officeooo:rsid="005bee3c" officeooo:paragraph-rsid="0063d2d0" style:font-size-asian="11pt" style:font-weight-asian="bold" style:font-size-complex="11pt" style:font-weight-complex="bold"/>
    </style:style>
    <style:style style:name="P36" style:family="paragraph" style:parent-style-name="Standard" style:list-style-name="L1">
      <style:text-properties fo:color="#000000" style:font-name="Ubuntu" fo:font-size="11pt" style:text-underline-style="solid" style:text-underline-width="auto" style:text-underline-color="font-color" fo:font-weight="bold" officeooo:rsid="005bee3c" officeooo:paragraph-rsid="0066093e" style:font-size-asian="11pt" style:font-weight-asian="bold" style:font-size-complex="11pt" style:font-weight-complex="bold"/>
    </style:style>
    <style:style style:name="P37" style:family="paragraph" style:parent-style-name="Standard" style:list-style-name="L1">
      <style:text-properties fo:color="#000000" style:font-name="Ubuntu" fo:font-size="11pt" style:text-underline-style="solid" style:text-underline-width="auto" style:text-underline-color="font-color" fo:font-weight="bold" officeooo:rsid="00715211" officeooo:paragraph-rsid="0063d2d0" style:font-size-asian="11pt" style:font-weight-asian="bold" style:font-size-complex="11pt" style:font-weight-complex="bold"/>
    </style:style>
    <style:style style:name="P38" style:family="paragraph" style:parent-style-name="Standard" style:list-style-name="L1">
      <style:text-properties fo:color="#000000" style:font-name="Ubuntu" fo:font-size="11pt" style:text-underline-style="solid" style:text-underline-width="auto" style:text-underline-color="font-color" fo:font-weight="bold" officeooo:rsid="00715211" officeooo:paragraph-rsid="0066093e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text-properties fo:color="#000000" style:font-name="Ubuntu" fo:font-size="11pt" style:text-underline-style="solid" style:text-underline-width="auto" style:text-underline-color="font-color" fo:font-weight="bold" officeooo:rsid="00715211" officeooo:paragraph-rsid="005ff909" style:font-size-asian="11pt" style:font-weight-asian="bold" style:font-size-complex="11pt" style:font-weight-complex="bold"/>
    </style:style>
    <style:style style:name="P40" style:family="paragraph" style:parent-style-name="Standard" style:list-style-name="L1">
      <style:text-properties fo:color="#000000" style:font-name="Ubuntu" fo:font-size="11pt" style:text-underline-style="solid" style:text-underline-width="auto" style:text-underline-color="font-color" fo:font-weight="bold" officeooo:rsid="00715211" officeooo:paragraph-rsid="005bee3c" style:font-size-asian="11pt" style:font-weight-asian="bold" style:font-size-complex="11pt" style:font-weight-complex="bold"/>
    </style:style>
    <style:style style:name="P41" style:family="paragraph" style:parent-style-name="Standard" style:list-style-name="L1">
      <style:paragraph-properties fo:text-align="center" style:justify-single-word="false"/>
      <style:text-properties fo:color="#861141" officeooo:paragraph-rsid="0030ffd2"/>
    </style:style>
    <style:style style:name="P42" style:family="paragraph" style:parent-style-name="Standard" style:list-style-name="L1">
      <style:text-properties fo:color="#a7074b" officeooo:paragraph-rsid="00552398"/>
    </style:style>
    <style:style style:name="P43" style:family="paragraph" style:parent-style-name="Standard" style:list-style-name="L1">
      <style:text-properties fo:color="#a7074b" style:font-name="Ubuntu" fo:font-size="11pt" fo:font-weight="bold" officeooo:rsid="0018f95a" officeooo:paragraph-rsid="00552398" style:font-size-asian="11pt" style:font-weight-asian="bold" style:font-size-complex="11pt" style:font-weight-complex="bold"/>
    </style:style>
    <style:style style:name="P44" style:family="paragraph" style:parent-style-name="Standard" style:list-style-name="L1">
      <style:text-properties fo:color="#a7074b" style:font-name="Ubuntu" fo:font-size="11pt" fo:font-weight="bold" officeooo:rsid="0056635c" officeooo:paragraph-rsid="0056635c" style:font-size-asian="11pt" style:font-weight-asian="bold" style:font-size-complex="11pt" style:font-weight-complex="bold"/>
    </style:style>
    <style:style style:name="P45" style:family="paragraph" style:parent-style-name="Standard" style:list-style-name="L1">
      <style:text-properties fo:color="#a7074b" style:font-name="Ubuntu" fo:font-size="11pt" fo:font-weight="bold" officeooo:rsid="0059773b" officeooo:paragraph-rsid="0059773b" style:font-size-asian="11pt" style:font-weight-asian="bold" style:font-size-complex="11pt" style:font-weight-complex="bold"/>
    </style:style>
    <style:style style:name="P46" style:family="paragraph" style:parent-style-name="Standard" style:list-style-name="L8">
      <style:text-properties officeooo:paragraph-rsid="0059dc82"/>
    </style:style>
    <style:style style:name="P47" style:family="paragraph" style:parent-style-name="Standard">
      <style:text-properties officeooo:paragraph-rsid="0056635c"/>
    </style:style>
    <style:style style:name="P48" style:family="paragraph" style:parent-style-name="Standard" style:list-style-name="L10">
      <style:text-properties officeooo:paragraph-rsid="005ff909"/>
    </style:style>
    <style:style style:name="P49" style:family="paragraph" style:parent-style-name="Standard" style:list-style-name="L10">
      <style:text-properties officeooo:paragraph-rsid="0061e3f7"/>
    </style:style>
    <style:style style:name="P50" style:family="paragraph" style:parent-style-name="Standard" style:list-style-name="L10">
      <style:text-properties officeooo:paragraph-rsid="0068b565"/>
    </style:style>
    <style:style style:name="P51" style:family="paragraph" style:parent-style-name="Standard" style:list-style-name="L10">
      <style:text-properties officeooo:paragraph-rsid="0069ac1a"/>
    </style:style>
    <style:style style:name="P52" style:family="paragraph" style:parent-style-name="Standard" style:list-style-name="L11">
      <style:text-properties officeooo:paragraph-rsid="0063d2d0"/>
    </style:style>
    <style:style style:name="P53" style:family="paragraph" style:parent-style-name="Standard" style:list-style-name="L11">
      <style:text-properties officeooo:paragraph-rsid="0069ac1a"/>
    </style:style>
    <style:style style:name="P54" style:family="paragraph" style:parent-style-name="Standard" style:list-style-name="L11">
      <style:text-properties officeooo:paragraph-rsid="006b16cd"/>
    </style:style>
    <style:style style:name="P55" style:family="paragraph" style:parent-style-name="Standard" style:list-style-name="L12">
      <style:text-properties officeooo:paragraph-rsid="006f56c0"/>
    </style:style>
    <style:style style:name="P56" style:family="paragraph" style:parent-style-name="Standard" style:list-style-name="L13">
      <style:text-properties officeooo:paragraph-rsid="0066093e"/>
    </style:style>
    <style:style style:name="P57" style:family="paragraph" style:parent-style-name="Standard" style:list-style-name="L7" style:master-page-name="">
      <loext:graphic-properties draw:fill="none"/>
      <style:paragraph-properties fo:margin-left="1.3cm" fo:margin-right="0cm" fo:text-indent="-0.7cm" style:auto-text-indent="false" style:page-number="auto" fo:background-color="transparent"/>
      <style:text-properties fo:color="#000000" style:font-name="Ubuntu" fo:font-size="11pt" fo:font-weight="normal" officeooo:rsid="005891de" officeooo:paragraph-rsid="006f9743" style:font-size-asian="11pt" style:font-weight-asian="normal" style:font-size-complex="11pt" style:font-weight-complex="normal"/>
    </style:style>
    <style:style style:name="T1" style:family="text">
      <style:text-properties officeooo:rsid="000f07c5"/>
    </style:style>
    <style:style style:name="T2" style:family="text">
      <style:text-properties officeooo:rsid="000fbc50"/>
    </style:style>
    <style:style style:name="T3" style:family="text">
      <style:text-properties style:font-name="Ubuntu" fo:font-size="11pt" fo:font-weight="bold" officeooo:rsid="0018f95a" style:font-size-asian="11pt" style:font-weight-asian="bold" style:font-size-complex="11pt" style:font-weight-complex="bold"/>
    </style:style>
    <style:style style:name="T4" style:family="text">
      <style:text-properties style:font-name="Ubuntu" fo:font-size="14pt" fo:font-weight="bold" officeooo:rsid="0022c85e" style:font-size-asian="14pt" style:font-weight-asian="bold" style:font-size-complex="14pt" style:font-weight-complex="bold"/>
    </style:style>
    <style:style style:name="T5" style:family="text">
      <style:text-properties style:font-name="Ubuntu" fo:font-size="14pt" fo:font-weight="bold" officeooo:rsid="0056635c" style:font-size-asian="14pt" style:font-weight-asian="bold" style:font-size-complex="14pt" style:font-weight-complex="bold"/>
    </style:style>
    <style:style style:name="T6" style:family="text">
      <style:text-properties officeooo:rsid="0055239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07c5" style:font-weight-asian="bold" style:font-weight-complex="bold"/>
    </style:style>
    <style:style style:name="T9" style:family="text">
      <style:text-properties fo:font-weight="bold" officeooo:rsid="005eaa19" style:font-weight-asian="bold" style:font-weight-complex="bold"/>
    </style:style>
    <style:style style:name="T10" style:family="text">
      <style:text-properties fo:font-weight="bold" officeooo:rsid="000b56a4" style:font-weight-asian="bold" style:font-weight-complex="bold"/>
    </style:style>
    <style:style style:name="T11" style:family="text">
      <style:text-properties fo:font-weight="bold" officeooo:rsid="006ea044" style:font-weight-asian="bold" style:font-weight-complex="bold"/>
    </style:style>
    <style:style style:name="T12" style:family="text">
      <style:text-properties fo:color="#000000" style:font-name="Ubuntu" fo:font-size="11pt" fo:font-weight="bold" officeooo:rsid="000f07c5" style:font-size-asian="11pt" style:font-weight-asian="bold" style:font-size-complex="11pt" style:font-weight-complex="bold"/>
    </style:style>
    <style:style style:name="T13" style:family="text">
      <style:text-properties fo:color="#000000" style:font-name="Ubuntu" fo:font-size="11pt" fo:font-weight="bold" officeooo:rsid="005bee3c" style:font-size-asian="11pt" style:font-weight-asian="bold" style:font-size-complex="11pt" style:font-weight-complex="bold"/>
    </style:style>
    <style:style style:name="T14" style:family="text">
      <style:text-properties fo:color="#000000" style:font-name="Ubuntu" fo:font-size="11pt" fo:font-weight="bold" officeooo:rsid="005d64de" style:font-size-asian="11pt" style:font-weight-asian="bold" style:font-size-complex="11pt" style:font-weight-complex="bold"/>
    </style:style>
    <style:style style:name="T15" style:family="text">
      <style:text-properties fo:color="#000000" style:font-name="Ubuntu" fo:font-size="11pt" fo:font-weight="bold" officeooo:rsid="005eaa19" style:font-size-asian="11pt" style:font-weight-asian="bold" style:font-size-complex="11pt" style:font-weight-complex="bold"/>
    </style:style>
    <style:style style:name="T16" style:family="text">
      <style:text-properties fo:color="#000000" style:font-name="Ubuntu" fo:font-size="11pt" fo:font-weight="bold" officeooo:rsid="0059773b" style:font-size-asian="11pt" style:font-weight-asian="bold" style:font-size-complex="11pt" style:font-weight-complex="bold"/>
    </style:style>
    <style:style style:name="T17" style:family="text">
      <style:text-properties fo:color="#000000" style:font-name="Ubuntu" fo:font-size="11pt" fo:font-weight="bold" officeooo:rsid="0061e3f7" style:font-size-asian="11pt" style:font-weight-asian="bold" style:font-size-complex="11pt" style:font-weight-complex="bold"/>
    </style:style>
    <style:style style:name="T18" style:family="text">
      <style:text-properties fo:color="#000000" style:font-name="Ubuntu" fo:font-size="11pt" fo:font-weight="bold" officeooo:rsid="0066093e" style:font-size-asian="11pt" style:font-weight-asian="bold" style:font-size-complex="11pt" style:font-weight-complex="bold"/>
    </style:style>
    <style:style style:name="T19" style:family="text">
      <style:text-properties fo:color="#000000" style:font-name="Ubuntu" fo:font-size="11pt" fo:font-weight="bold" officeooo:rsid="006b16cd" style:font-size-asian="11pt" style:font-weight-asian="bold" style:font-size-complex="11pt" style:font-weight-complex="bold"/>
    </style:style>
    <style:style style:name="T20" style:family="text">
      <style:text-properties fo:color="#000000" style:font-name="Ubuntu" fo:font-size="11pt" fo:font-weight="bold" officeooo:rsid="006b4943" style:font-size-asian="11pt" style:font-weight-asian="bold" style:font-size-complex="11pt" style:font-weight-complex="bold"/>
    </style:style>
    <style:style style:name="T21" style:family="text">
      <style:text-properties fo:color="#000000" style:font-name="Ubuntu" fo:font-size="11pt" fo:font-weight="bold" officeooo:rsid="0011d52e" style:font-size-asian="11pt" style:font-weight-asian="bold" style:font-size-complex="11pt" style:font-weight-complex="bold"/>
    </style:style>
    <style:style style:name="T22" style:family="text">
      <style:text-properties fo:color="#000000" style:font-name="Ubuntu" fo:font-size="11pt" fo:font-weight="bold" officeooo:rsid="007095b0" style:font-size-asian="11pt" style:font-weight-asian="bold" style:font-size-complex="11pt" style:font-weight-complex="bold"/>
    </style:style>
    <style:style style:name="T23" style:family="text">
      <style:text-properties fo:color="#000000" style:font-name="Ubuntu" fo:font-size="11pt" style:font-size-asian="11pt" style:font-size-complex="11pt"/>
    </style:style>
    <style:style style:name="T24" style:family="text">
      <style:text-properties fo:color="#000000" style:font-name="Ubuntu" fo:font-size="11pt" officeooo:rsid="0018f95a" style:font-size-asian="11pt" style:font-size-complex="11pt"/>
    </style:style>
    <style:style style:name="T25" style:family="text">
      <style:text-properties fo:color="#000000" style:font-name="Ubuntu" fo:font-size="11pt" officeooo:rsid="004a03c9" style:font-size-asian="11pt" style:font-size-complex="11pt"/>
    </style:style>
    <style:style style:name="T26" style:family="text">
      <style:text-properties fo:color="#000000" style:font-name="Ubuntu" fo:font-size="11pt" officeooo:rsid="00554fc3" style:font-size-asian="11pt" style:font-size-complex="11pt"/>
    </style:style>
    <style:style style:name="T27" style:family="text">
      <style:text-properties fo:color="#000000" style:font-name="Ubuntu" fo:font-size="11pt" officeooo:rsid="000f07c5" style:font-size-asian="11pt" style:font-size-complex="11pt"/>
    </style:style>
    <style:style style:name="T28" style:family="text">
      <style:text-properties fo:color="#000000" style:font-name="Ubuntu" fo:font-size="11pt" officeooo:rsid="0034f045" style:font-size-asian="11pt" style:font-size-complex="11pt"/>
    </style:style>
    <style:style style:name="T29" style:family="text">
      <style:text-properties fo:color="#000000" style:font-name="Ubuntu" fo:font-size="11pt" officeooo:rsid="006f9743" style:font-size-asian="11pt" style:font-size-complex="11pt"/>
    </style:style>
    <style:style style:name="T30" style:family="text">
      <style:text-properties fo:color="#000000" style:font-name="Ubuntu" fo:font-size="11pt" fo:font-style="italic" fo:font-weight="normal" officeooo:rsid="006b16cd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color="#000000" style:font-name="Ubuntu" fo:font-size="11pt" fo:font-style="italic" fo:font-weight="normal" officeooo:rsid="0068b565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color="#000000" style:font-name="Ubuntu" fo:font-size="11pt" fo:font-weight="normal" officeooo:rsid="0059dc82" style:font-size-asian="11pt" style:font-weight-asian="normal" style:font-size-complex="11pt" style:font-weight-complex="normal"/>
    </style:style>
    <style:style style:name="T33" style:family="text">
      <style:text-properties fo:color="#000000" style:font-name="Ubuntu" fo:font-size="11pt" fo:font-weight="normal" officeooo:rsid="005d64de" style:font-size-asian="11pt" style:font-weight-asian="normal" style:font-size-complex="11pt" style:font-weight-complex="normal"/>
    </style:style>
    <style:style style:name="T34" style:family="text">
      <style:text-properties fo:color="#000000" style:font-name="Ubuntu" fo:font-size="11pt" fo:font-weight="normal" officeooo:rsid="005bee3c" style:font-size-asian="11pt" style:font-weight-asian="normal" style:font-size-complex="11pt" style:font-weight-complex="normal"/>
    </style:style>
    <style:style style:name="T35" style:family="text">
      <style:text-properties fo:color="#000000" style:font-name="Ubuntu" fo:font-size="11pt" fo:font-weight="normal" officeooo:rsid="005eaa19" style:font-size-asian="11pt" style:font-weight-asian="normal" style:font-size-complex="11pt" style:font-weight-complex="normal"/>
    </style:style>
    <style:style style:name="T36" style:family="text">
      <style:text-properties fo:color="#000000" style:font-name="Ubuntu" fo:font-size="11pt" fo:font-weight="normal" officeooo:rsid="0061abf0" style:font-size-asian="11pt" style:font-weight-asian="normal" style:font-size-complex="11pt" style:font-weight-complex="normal"/>
    </style:style>
    <style:style style:name="T37" style:family="text">
      <style:text-properties fo:color="#000000" style:font-name="Ubuntu" fo:font-size="11pt" fo:font-weight="normal" officeooo:rsid="0061d731" style:font-size-asian="11pt" style:font-weight-asian="normal" style:font-size-complex="11pt" style:font-weight-complex="normal"/>
    </style:style>
    <style:style style:name="T38" style:family="text">
      <style:text-properties fo:color="#000000" style:font-name="Ubuntu" fo:font-size="11pt" fo:font-weight="normal" officeooo:rsid="0061e3f7" style:font-size-asian="11pt" style:font-weight-asian="normal" style:font-size-complex="11pt" style:font-weight-complex="normal"/>
    </style:style>
    <style:style style:name="T39" style:family="text">
      <style:text-properties fo:color="#000000" style:font-name="Ubuntu" fo:font-size="11pt" fo:font-weight="normal" officeooo:rsid="0063d2d0" style:font-size-asian="11pt" style:font-weight-asian="normal" style:font-size-complex="11pt" style:font-weight-complex="normal"/>
    </style:style>
    <style:style style:name="T40" style:family="text">
      <style:text-properties fo:color="#000000" style:font-name="Ubuntu" fo:font-size="11pt" fo:font-weight="normal" officeooo:rsid="0066093e" style:font-size-asian="11pt" style:font-weight-asian="normal" style:font-size-complex="11pt" style:font-weight-complex="normal"/>
    </style:style>
    <style:style style:name="T41" style:family="text">
      <style:text-properties fo:color="#000000" style:font-name="Ubuntu" fo:font-size="11pt" fo:font-weight="normal" officeooo:rsid="0068b565" style:font-size-asian="11pt" style:font-weight-asian="normal" style:font-size-complex="11pt" style:font-weight-complex="normal"/>
    </style:style>
    <style:style style:name="T42" style:family="text">
      <style:text-properties fo:color="#000000" style:font-name="Ubuntu" fo:font-size="11pt" fo:font-weight="normal" officeooo:rsid="006b16cd" style:font-size-asian="11pt" style:font-weight-asian="normal" style:font-size-complex="11pt" style:font-weight-complex="normal"/>
    </style:style>
    <style:style style:name="T43" style:family="text">
      <style:text-properties fo:color="#000000" style:font-name="Ubuntu" fo:font-size="11pt" fo:font-weight="normal" officeooo:rsid="006b4943" style:font-size-asian="11pt" style:font-weight-asian="normal" style:font-size-complex="11pt" style:font-weight-complex="normal"/>
    </style:style>
    <style:style style:name="T44" style:family="text">
      <style:text-properties fo:color="#000000" style:font-name="Ubuntu" fo:font-size="11pt" fo:font-weight="normal" officeooo:rsid="007095b0" style:font-size-asian="11pt" style:font-weight-asian="normal" style:font-size-complex="11pt" style:font-weight-complex="normal"/>
    </style:style>
    <style:style style:name="T45" style:family="text">
      <style:text-properties fo:color="#000000" style:font-name="Ubuntu" fo:font-size="11pt" fo:font-weight="normal" officeooo:rsid="00715211" style:font-size-asian="11pt" style:font-weight-asian="normal" style:font-size-complex="11pt" style:font-weight-complex="normal"/>
    </style:style>
    <style:style style:name="T46" style:family="text">
      <style:text-properties fo:color="#000000" style:font-name="Ubuntu" fo:font-size="11pt" fo:font-weight="normal" officeooo:rsid="00725b64" style:font-size-asian="11pt" style:font-weight-asian="normal" style:font-size-complex="11pt" style:font-weight-complex="normal"/>
    </style:style>
    <style:style style:name="T47" style:family="text">
      <style:text-properties fo:color="#000000" officeooo:rsid="005d64de"/>
    </style:style>
    <style:style style:name="T48" style:family="text">
      <style:text-properties fo:color="#000000" fo:font-weight="normal" officeooo:rsid="005d64de" style:font-weight-asian="normal" style:font-weight-complex="normal"/>
    </style:style>
    <style:style style:name="T49" style:family="text">
      <style:text-properties fo:color="#000000" fo:font-weight="normal" officeooo:rsid="005eaa19" style:font-weight-asian="normal" style:font-weight-complex="normal"/>
    </style:style>
    <style:style style:name="T50" style:family="text">
      <style:text-properties fo:color="#000000" fo:font-weight="normal" officeooo:rsid="0061d731" style:font-weight-asian="normal" style:font-weight-complex="normal"/>
    </style:style>
    <style:style style:name="T51" style:family="text">
      <style:text-properties officeooo:rsid="005891de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59773b" style:font-style-asian="normal" style:font-style-complex="normal"/>
    </style:style>
    <style:style style:name="T54" style:family="text">
      <style:text-properties fo:font-style="normal" officeooo:rsid="006f9743" style:font-style-asian="normal" style:font-style-complex="normal"/>
    </style:style>
    <style:style style:name="T55" style:family="text">
      <style:text-properties fo:color="#a7074b" style:font-name="Ubuntu" fo:font-size="11pt" fo:font-weight="bold" officeooo:rsid="0056635c" style:font-size-asian="11pt" style:font-weight-asian="bold" style:font-size-complex="11pt" style:font-weight-complex="bold"/>
    </style:style>
    <style:style style:name="T56" style:family="text">
      <style:text-properties fo:color="#a7074b" style:font-name="Ubuntu" fo:font-size="11pt" fo:font-weight="bold" officeooo:rsid="0059773b" style:font-size-asian="11pt" style:font-weight-asian="bold" style:font-size-complex="11pt" style:font-weight-complex="bold"/>
    </style:style>
    <style:style style:name="T57" style:family="text">
      <style:text-properties fo:color="#a7074b" officeooo:rsid="0059773b"/>
    </style:style>
    <style:style style:name="T58" style:family="text">
      <style:text-properties officeooo:rsid="005bee3c"/>
    </style:style>
    <style:style style:name="T59" style:family="text">
      <style:text-properties officeooo:rsid="005d64de"/>
    </style:style>
    <style:style style:name="T60" style:family="text">
      <style:text-properties officeooo:rsid="005eaa19"/>
    </style:style>
    <style:style style:name="T61" style:family="text">
      <style:text-properties fo:font-weight="normal" officeooo:rsid="000b56a4" style:font-weight-asian="normal" style:font-weight-complex="normal"/>
    </style:style>
    <style:style style:name="T62" style:family="text">
      <style:text-properties officeooo:rsid="0061d731"/>
    </style:style>
    <style:style style:name="T63" style:family="text">
      <style:text-properties fo:color="#158466" fo:font-weight="bold" officeooo:rsid="0061d731" style:font-weight-asian="bold" style:font-weight-complex="bold"/>
    </style:style>
    <style:style style:name="T64" style:family="text">
      <style:text-properties fo:color="#158466" fo:font-weight="bold" officeooo:rsid="00725b64" style:font-weight-asian="bold" style:font-weight-complex="bold"/>
    </style:style>
    <style:style style:name="T65" style:family="text">
      <style:text-properties fo:color="#158466" style:font-name="Ubuntu" fo:font-size="11pt" fo:font-weight="bold" officeooo:rsid="0061d731" style:font-size-asian="11pt" style:font-weight-asian="bold" style:font-size-complex="11pt" style:font-weight-complex="bold"/>
    </style:style>
    <style:style style:name="T66" style:family="text">
      <style:text-properties fo:color="#158466" style:font-name="Ubuntu" fo:font-size="11pt" fo:font-weight="bold" officeooo:rsid="00675dcb" style:font-size-asian="11pt" style:font-weight-asian="bold" style:font-size-complex="11pt" style:font-weight-complex="bold"/>
    </style:style>
    <style:style style:name="T67" style:family="text">
      <style:text-properties fo:color="#158466" style:font-name="Ubuntu" fo:font-size="11pt" fo:font-weight="bold" officeooo:rsid="00725b64" style:font-size-asian="11pt" style:font-weight-asian="bold" style:font-size-complex="11pt" style:font-weight-complex="bold"/>
    </style:style>
    <style:style style:name="T68" style:family="text">
      <style:text-properties fo:color="#158466" style:text-position="super 58%" fo:font-weight="bold" officeooo:rsid="00725b64" style:font-weight-asian="bold" style:font-weight-complex="bold"/>
    </style:style>
    <style:style style:name="T69" style:family="text">
      <style:text-properties fo:color="#158466" style:text-position="super 58%" fo:font-weight="bold" officeooo:rsid="0061d731" style:font-weight-asian="bold" style:font-weight-complex="bold"/>
    </style:style>
    <style:style style:name="T70" style:family="text">
      <style:text-properties fo:color="#158466" style:text-position="super 58%" style:font-name="Ubuntu" fo:font-size="11pt" fo:font-weight="bold" officeooo:rsid="00725b64" style:font-size-asian="11pt" style:font-weight-asian="bold" style:font-size-complex="11pt" style:font-weight-complex="bold"/>
    </style:style>
    <style:style style:name="T71" style:family="text">
      <style:text-properties fo:color="#158466" style:text-position="0% 100%" fo:font-weight="bold" officeooo:rsid="0061d731" style:font-weight-asian="bold" style:font-weight-complex="bold"/>
    </style:style>
    <style:style style:name="T72" style:family="text">
      <style:text-properties fo:color="#158466" style:text-position="0% 100%" style:font-name="Ubuntu" fo:font-size="11pt" fo:font-weight="bold" officeooo:rsid="0061d731" style:font-size-asian="11pt" style:font-weight-asian="bold" style:font-size-complex="11pt" style:font-weight-complex="bold"/>
    </style:style>
    <style:style style:name="T73" style:family="text">
      <style:text-properties fo:color="#158466" style:text-position="0% 100%" style:font-name="Ubuntu" fo:font-size="11pt" fo:font-weight="bold" officeooo:rsid="00725b64" style:font-size-asian="11pt" style:font-weight-asian="bold" style:font-size-complex="11pt" style:font-weight-complex="bold"/>
    </style:style>
    <style:style style:name="T74" style:family="text">
      <style:text-properties officeooo:rsid="00725b64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51376386" text:style-name="L1">
        <text:list-header>
          <text:p text:style-name="P41"><text:span text:style-name="T4">C</text:span><text:span text:style-name="T5">ONSTRUCTION D’UN MODÈLE DE RÉGRESSION LINÉAIRE MULTIPLE</text:span></text:p>
          <text:p text:style-name="P9"/>
          <text:p text:style-name="P10"/>
        </text:list-header>
        <text:list-item>
          <text:p text:style-name="P42"><text:span text:style-name="T3">Régression linéaire multiple</text:span></text:p>
          <text:p text:style-name="P42"><text:span text:style-name="T3"/></text:p>
          <text:p text:style-name="P8"><text:span text:style-name="T12">Les données</text:span></text:p>
          <text:p text:style-name="P8"><text:span text:style-name="T27"><draw:frame draw:style-name="fr2" draw:name="Objet24" text:anchor-type="as-char" svg:y="-0.377cm" svg:width="0.422cm" svg:height="0.467cm" draw:z-index="7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7">individus/observations /points pour lesquels on connaît</text:span><text:span text:style-name="T27"><draw:frame draw:style-name="fr2" draw:name="Objet37" text:anchor-type="as-char" svg:y="-0.377cm" svg:width="0.967cm" svg:height="0.467cm" draw:z-index="8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7">v</text:span><text:span text:style-name="T28">ariables</text:span><text:span text:style-name="T27">:</text:span></text:p>
          <text:p text:style-name="P12"><text:span text:style-name="T1"><draw:frame draw:style-name="fr2" draw:name="Objet27" text:anchor-type="as-char" svg:y="-0.443cm" svg:width="1.817cm" svg:height="0.891cm" draw:z-index="0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">avec </text:span><text:span text:style-name="T1"><draw:frame draw:style-name="fr2" draw:name="Objet34" text:anchor-type="as-char" svg:y="-0.443cm" svg:width="2.249cm" svg:height="0.596cm" draw:z-index="1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">les</text:span><text:span text:style-name="T1"><draw:frame draw:style-name="fr2" draw:name="Objet35" text:anchor-type="as-char" svg:y="-0.377cm" svg:width="0.466cm" svg:height="0.467cm" draw:z-index="3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">caractéristiques de l’observation</text:span><text:span text:style-name="T1"><draw:frame draw:style-name="fr2" draw:name="Objet36" text:anchor-type="as-char" svg:y="-0.377cm" svg:width="0.326cm" svg:height="0.467cm" draw:z-index="4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text:p text:style-name="P12"><text:span text:style-name="T1"><draw:frame draw:style-name="fr2" draw:name="Objet28" text:anchor-type="as-char" svg:y="-0.386cm" svg:width="1.609cm" svg:height="0.542cm" draw:z-index="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">la variable que l’on souhaite expliquer</text:span></text:p>
          <text:p text:style-name="P2"><text:span text:style-name="T26">Sous forme </text:span><text:span text:style-name="T25">matriciell</text:span><text:span text:style-name="T26">e</text:span><text:span text:style-name="T25">: </text:span><text:span text:style-name="T23"><draw:frame draw:style-name="fr1" draw:name="Objet57" text:anchor-type="as-char" svg:y="-0.905cm" svg:width="1.558cm" svg:height="1.66cm" draw:z-index="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3"><draw:frame draw:style-name="fr1" draw:name="Objet58" text:anchor-type="as-char" svg:y="-1.413cm" svg:width="4.904cm" svg:height="2.609cm" draw:z-index="6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    <text:list>
            <text:list-header>
              <text:p text:style-name="P14"/>
            </text:list-header>
          </text:list>
          <text:p text:style-name="P13"><text:span text:style-name="T8">Le modèle</text:span></text:p>
          <text:p text:style-name="P13"><text:span text:style-name="T10"><draw:frame draw:style-name="fr1" draw:name="Objet29" text:anchor-type="as-char" svg:y="-0.443cm" svg:width="6.371cm" svg:height="0.596cm" draw:z-index="12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61">ou</text:span><text:span text:style-name="T10"> </text:span><text:span text:style-name="T10"><draw:frame draw:style-name="fr1" draw:name="Objet30" text:anchor-type="as-char" svg:y="-0.377cm" svg:width="2.032cm" svg:height="0.467cm" draw:z-index="13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<text:p text:style-name="P11"/>
          <text:p text:style-name="P17"><text:span text:style-name="T11">F</text:span><text:span text:style-name="T7">onction de coût</text:span></text:p>
          <text:p text:style-name="P17"><text:span text:style-name="T2"><draw:frame draw:style-name="fr1" draw:name="Objet31" text:anchor-type="as-char" svg:y="-0.713cm" svg:width="8.908cm" svg:height="1.139cm" draw:z-index="14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">ou </text:span><text:span text:style-name="T2"><draw:frame draw:style-name="fr1" draw:name="Objet32" text:anchor-type="as-char" svg:y="-0.713cm" svg:width="4.113cm" svg:height="1.139cm" draw:z-index="15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text:p text:style-name="P15"/>
          <text:p text:style-name="P7"><text:span text:style-name="T21">Résolution</text:span></text:p>
        </text:list-item>
      </text:list>
      <text:list xml:id="list349719084" text:style-name="L12">
        <text:list-item>
          <text:p text:style-name="P55"><text:span text:style-name="T24">solution exacte </text:span><text:span text:style-name="T23"><draw:frame draw:style-name="fr1" draw:name="Objet33" text:anchor-type="as-char" svg:y="-0.437cm" svg:width="3.069cm" svg:height="0.557cm" draw:z-index="1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</text:list-item>
        <text:list-item>
          <text:p text:style-name="P55"><text:span text:style-name="T29">estimation via </text:span><text:span text:style-name="T24">descente de gradient </text:span><text:span text:style-name="T24"><draw:frame draw:style-name="fr1" draw:name="Objet22" text:anchor-type="as-char" svg:y="-0.66cm" svg:width="3.124cm" svg:height="0.914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4">avec </text:span><text:span text:style-name="T24"><draw:frame draw:style-name="fr1" draw:name="Objet23" text:anchor-type="as-char" svg:y="-0.66cm" svg:width="3.912cm" svg:height="0.914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</text:list-item>
      </text:list>
      <text:list xml:id="list122609533828361" text:continue-list="list651376386" text:style-name="L1">
        <text:list-header>
          <text:p text:style-name="P1"><text:span text:style-name="T24"/></text:p>
        </text:list-header>
      </text:list>
      <text:list xml:id="list1447737796" text:style-name="L5">
        <text:list-item>
          <text:list>
            <text:list-header>
              <text:p text:style-name="P16"/>
            </text:list-header>
          </text:list>
        </text:list-item>
      </text:list>
      <text:list xml:id="list122609652686235" text:continue-list="list122609533828361" text:style-name="L1">
        <text:list-item>
          <text:p text:style-name="P43">C<text:span text:style-name="T6">onstruire son modèle</text:span></text:p>
          <text:p text:style-name="P43"/>
          <text:p text:style-name="P18">Quand on dispose d’un jeu de données avec plusieurs variables indépendantes pour expliquer une variable dépendante <text:span text:style-name="T51">on doit décider lesquelles on garde…</text:span></text:p>
          <text:p text:style-name="P18"/>
          <text:p text:style-name="P19">Pourquoi ne pas toutes les mettre ?</text:p>
        </text:list-item>
      </text:list>
      <text:list xml:id="list2593626202" text:style-name="L7">
        <text:list-item>
          <text:p text:style-name="P32"><text:span text:style-name="T7">« Garbage in = Garbage out »</text:span> <text:span text:style-name="T52">: un modèle dans lequel les données d’entrée sont pas bonnes donnera un mauvais résultat et donc il faut limiter un peu le nombre de variables indépendantes.</text:span></text:p>
        </text:list-item>
        <text:list-item>
          <text:p text:style-name="P20"><text:span text:style-name="T52">D’un point de vue diffusion des résultats et explications, c’est bien de ne pas avoir trop de variables explicatives pour l’analys</text:span><text:span text:style-name="T54">e</text:span></text:p>
          <text:p text:style-name="P20"><text:span text:style-name="T54"/></text:p>
          <text:p text:style-name="P57"><text:span text:style-name="T53">Cinq méthodes de construction de modèle existent. La plus commune est la méthode 2.c) Bidirectional elimination</text:span></text:p>
        </text:list-item>
      </text:list>
      <text:list xml:id="list122609369745759" text:continue-list="list122609652686235" text:style-name="L1">
        <text:list-item>
          <text:list>
            <text:list-header>
              <text:p text:style-name="P45"/>
            </text:list-header>
            <text:list-item>
              <text:p text:style-name="P44">All-in</text:p>
              <text:p text:style-name="P21"/>
              <text:p text:style-name="P21">Cette méthode consiste à mettre dans notre modèle toutes les variables que l’on a. Ce n’est pas le cas le plus courant cependant plusieurs raisons peuvent vous amener à vous trouver dans cette situation :</text:p>
            </text:list-item>
          </text:list>
        </text:list-item>
      </text:list>
      <text:list xml:id="list202846617" text:style-name="L8">
        <text:list-item>
          <text:list>
            <text:list-item>
              <text:p text:style-name="P24">vous savez exactement quelles variables explicatives vous souhaitez mettre dans votre modèle : cela implique une très bonne connaissance du sujet traité au point de pouvoir anticiper quels facteurs vont impacter votre variable dépendante y</text:p>
            </text:list-item>
            <text:list-item>
              <text:p text:style-name="P46"><text:span text:style-name="T32"><text:s/>vous n’avez pas le choix car on vous demande un modèle incluant précisément ces variables</text:span></text:p>
            </text:list-item>
          </text:list>
        </text:list-item>
      </text:list>
      <text:p text:style-name="P23"/>
      <text:p text:style-name="P23"/>
      <text:list xml:id="list122610137418343" text:continue-list="list122609369745759" text:style-name="L1">
        <text:list-item>
          <text:list>
            <text:list-item>
              <text:p text:style-name="P45"><text:soft-page-break/>Stepwise regression</text:p>
              <text:p text:style-name="P45"/>
              <text:p text:style-name="P22"><text:span text:style-name="T58">L</text:span>e<text:span text:style-name="T58">s</text:span> méthode<text:span text:style-name="T58">s « pas à pas » <text:s/>testent les différents modèles possibles pour en garder le meilleur.</text:span></text:p>
              <text:p text:style-name="P22"/>
              <text:list>
                <text:list-item>
                  <text:p text:style-name="P3"><text:span text:style-name="T55">Backward elimination</text:span></text:p>
                </text:list-item>
              </text:list>
            </text:list-item>
          </text:list>
        </text:list-item>
      </text:list>
      <text:p text:style-name="P47"/>
      <text:list xml:id="list122609112504501" text:continue-numbering="true" text:style-name="L1">
        <text:list-item>
          <text:list>
            <text:list-item>
              <text:list>
                <text:list-header>
                  <text:p text:style-name="P22">Cette méthode consiste à <text:span text:style-name="T58">partir du modèle « all-in » avec tous les prédicteurs possibles et à enlever petit à petit les variables explicatives les moins pertinentes.<text:line-break/></text:span></text:p>
                  <text:p text:style-name="P40">L’algorithme</text:p>
                  <text:p text:style-name="P33"/>
                </text:list-header>
              </text:list>
            </text:list-item>
          </text:list>
        </text:list-item>
      </text:list>
      <text:list xml:id="list1717915405" text:style-name="L9">
        <text:list-item>
          <text:list>
            <text:list-item>
              <text:list>
                <text:list-item>
                  <text:p text:style-name="P25"><text:span text:style-name="T7">step 1 </text:span>: <text:span text:style-name="T60">o</text:span>n introduit un seuil de significativité <text:span text:style-name="T59">pour la p-value à partir duquel le prédicteur reste dans le modèle (par exemple 0.05)</text:span></text:p>
                </text:list-item>
                <text:list-item>
                  <text:p text:style-name="P26"><text:span text:style-name="T7">step 2</text:span> : on construit le modèle « all-in »</text:p>
                </text:list-item>
                <text:list-item>
                  <text:p text:style-name="P26"><text:span text:style-name="T7">step 3 </text:span>: <text:span text:style-name="T60">on sélectionne le prédicteur ayant la plus grande p-value</text:span></text:p>
                </text:list-item>
                <text:list-item>
                  <text:p text:style-name="P27"><text:span text:style-name="T7">step </text:span><text:span text:style-name="T9">4</text:span><text:span text:style-name="T7"> </text:span>: <text:span text:style-name="T60">si p-value&gt; 0.05 on passe au </text:span><text:span text:style-name="T9">step 5</text:span><text:span text:style-name="T60">, sinon </text:span><text:span text:style-name="T9">on s’arrête et le modèle est prêt</text:span></text:p>
                </text:list-item>
                <text:list-item>
                  <text:p text:style-name="P27"><text:span text:style-name="T7">step </text:span><text:span text:style-name="T9">5</text:span><text:span text:style-name="T7"> </text:span>: <text:span text:style-name="T60">on enlève le prédicteur en question</text:span></text:p>
                </text:list-item>
                <text:list-item>
                  <text:p text:style-name="P27"><text:span text:style-name="T7">step </text:span><text:span text:style-name="T9">6</text:span><text:span text:style-name="T7"> </text:span>: <text:span text:style-name="T60">on réajuste le modèle sans ce prédicteur et on repart au </text:span><text:span text:style-name="T7">step 3</text:span></text:p>
                </text:list-item>
              </text:list>
            </text:list-item>
          </text:list>
        </text:list-item>
      </text:list>
      <text:p text:style-name="P28"><text:span text:style-name="T7"/></text:p>
      <text:list xml:id="list122608893297925" text:continue-list="list122609112504501" text:style-name="L1">
        <text:list-item>
          <text:list>
            <text:list-item>
              <text:list>
                <text:list-item>
                  <text:p text:style-name="P4"><text:span text:style-name="T55">F</text:span><text:span text:style-name="T56">orward selection</text:span></text:p>
                  <text:p text:style-name="P4"><text:span text:style-name="T56"/></text:p>
                  <text:p text:style-name="P5"><text:span text:style-name="T32">Cette méthode consiste à </text:span><text:span text:style-name="T34">c</text:span><text:span text:style-name="T39">onstruire le modèle en ajoutant petit à petit à notre modèle le meilleur prédicteur (parmi ceux qui n’ont pas déjà été sélectionnés).<text:line-break/></text:span></text:p>
                  <text:p text:style-name="P39">L’algorithme</text:p>
                  <text:p text:style-name="P34"/>
                </text:list-item>
              </text:list>
            </text:list-item>
          </text:list>
        </text:list-item>
      </text:list>
      <text:list xml:id="list3196004071" text:style-name="L10">
        <text:list-item>
          <text:list>
            <text:list-item>
              <text:list>
                <text:list-item>
                  <text:p text:style-name="P51"><text:span text:style-name="T13">step 1 </text:span><text:span text:style-name="T34">: </text:span><text:span text:style-name="T35">o</text:span><text:span text:style-name="T34">n introduit un seuil de significativité </text:span><text:span text:style-name="T33">pour la p-value à partir duquel le p</text:span><text:span text:style-name="T36">rédicteur</text:span><text:span text:style-name="T33"> reste dans le modèle (par exemple 0.05)</text:span></text:p>
                </text:list-item>
                <text:list-item>
                  <text:p text:style-name="P30"><text:span text:style-name="T7">step 2</text:span> : on construit <text:span text:style-name="T62">tous les modèles linéaires simples possibles (avec une seule variable explicative) </text:span><text:span text:style-name="T63">→ p modèles possibles</text:span></text:p>
                </text:list-item>
                <text:list-item>
                  <text:p text:style-name="P48"><text:span text:style-name="T14">step 3 </text:span><text:span text:style-name="T33">: </text:span><text:span text:style-name="T35">on sélectionne c</text:span><text:span text:style-name="T37">elui</text:span><text:span text:style-name="T35"> ayant la plus p</text:span><text:span text:style-name="T37">etite </text:span><text:span text:style-name="T35">p-value</text:span></text:p>
                </text:list-item>
                <text:list-item>
                  <text:p text:style-name="P50"><text:span text:style-name="T14">step </text:span><text:span text:style-name="T15">4</text:span><text:span text:style-name="T14"> </text:span><text:span text:style-name="T33">: </text:span><text:span text:style-name="T35">o</text:span><text:span text:style-name="T37">n garde la.</text:span><text:span text:style-name="T38">es</text:span><text:span text:style-name="T37"> variable.</text:span><text:span text:style-name="T38">s </text:span><text:span text:style-name="T37">correspondante.</text:span><text:span text:style-name="T38">s</text:span><text:span text:style-name="T37"> puis on construit tous les modèles possibles avec un prédicteur en plus </text:span><text:span text:style-name="T65">→ p-1 modèles possibles </text:span><text:span text:style-name="T66">au premier passage, puis p-2, puis p-3, etc...</text:span></text:p>
                </text:list-item>
                <text:list-item>
                  <text:p text:style-name="P31"><text:span text:style-name="T7">step </text:span><text:span text:style-name="T9">5</text:span><text:span text:style-name="T7"> </text:span>: <text:span text:style-name="T60">on sélectionne celui ayant la plus petite p-value</text:span></text:p>
                </text:list-item>
                <text:list-item>
                  <text:p text:style-name="P49"><text:span text:style-name="T16">step </text:span><text:span text:style-name="T15">6</text:span><text:span text:style-name="T16"> : </text:span><text:span text:style-name="T35">si p-value&lt; 0.05 on r</text:span><text:span text:style-name="T38">etourne</text:span><text:span text:style-name="T35"> au </text:span><text:span text:style-name="T15">step </text:span><text:span text:style-name="T17">4</text:span><text:span text:style-name="T35">, sinon </text:span><text:span text:style-name="T15">on s’arrête et le modèle </text:span><text:span text:style-name="T17">retenu est donc le modèle précédent</text:span></text:p>
                </text:list-item>
              </text:list>
            </text:list-item>
          </text:list>
        </text:list-item>
      </text:list>
      <text:list xml:id="list122609446787380" text:continue-list="list122608893297925" text:style-name="L1">
        <text:list-item>
          <text:list>
            <text:list-item>
              <text:list>
                <text:list-header>
                  <text:p text:style-name="P29"><text:span text:style-name="T57"/></text:p>
                </text:list-header>
                <text:list-item>
                  <text:p text:style-name="P3"><text:span text:style-name="T55">Bidirectional elimination</text:span></text:p>
                  <text:p text:style-name="P5"><text:span text:style-name="T56"/></text:p>
                  <text:p text:style-name="P5"><text:span text:style-name="T32">Cette méthode e</text:span><text:span text:style-name="T41">st une combinaison des 2 précédentes et consiste à ajouter à chaque étape des variables via la méthode </text:span><text:span text:style-name="T31">forward selection</text:span><text:span text:style-name="T41"> puis à en supprimer via l’algorithme de </text:span><text:span text:style-name="T31">backward elimination</text:span><text:span text:style-name="T41">.<text:line-break/></text:span></text:p>
                  <text:p text:style-name="P37">L’algorithme</text:p>
                  <text:p text:style-name="P35"/>
                </text:list-item>
              </text:list>
            </text:list-item>
          </text:list>
        </text:list-item>
      </text:list>
      <text:list xml:id="list932267560" text:style-name="L11">
        <text:list-item>
          <text:list>
            <text:list-item>
              <text:list>
                <text:list-item>
                  <text:p text:style-name="P53"><text:span text:style-name="T13">step 1 </text:span><text:span text:style-name="T34">: </text:span><text:span text:style-name="T35">o</text:span><text:span text:style-name="T34">n introduit </text:span><text:span text:style-name="T13">2 seuil</text:span><text:span text:style-name="T18">s</text:span><text:span text:style-name="T34"> de significativité </text:span><text:span text:style-name="T33">pour la p-value à partir duquel </text:span><text:span text:style-name="T40">un</text:span><text:span text:style-name="T33"> p</text:span><text:span text:style-name="T36">rédicteur</text:span><text:span text:style-name="T33"> e</text:span><text:span text:style-name="T40">ntre</text:span><text:span text:style-name="T33"> dans le modèle </text:span><text:span text:style-name="T40">ou en sort</text:span><text:span text:style-name="T33"> (o</text:span><text:span text:style-name="T40">n peut très bien les fixer tous les deux à </text:span><text:span text:style-name="T33">0.05)</text:span></text:p>
                </text:list-item>
                <text:list-item>
                  <text:p text:style-name="P52"><text:span text:style-name="T14">step 2</text:span><text:span text:style-name="T33"> : o</text:span><text:span text:style-name="T42">n effectue les étapes de la méthode </text:span><text:span text:style-name="T30">forward selection</text:span><text:span text:style-name="T42"> avec le seuil d’entrée défini au </text:span><text:span text:style-name="T19">step 1</text:span></text:p>
                </text:list-item>
                <text:list-item>
                  <text:p text:style-name="P54"><text:span text:style-name="T14">step 3 </text:span><text:span text:style-name="T33">: o</text:span><text:span text:style-name="T42">n effectue les étapes de la méthode </text:span><text:span text:style-name="T30">backward elimination</text:span><text:span text:style-name="T42"> avec le seuil de sortie défini au </text:span><text:span text:style-name="T19">step1 </text:span><text:span text:style-name="T43">puis au retourne au </text:span><text:span text:style-name="T20">step 2</text:span></text:p>
                </text:list-item>
                <text:list-item>
                  <text:p text:style-name="P52"><text:span text:style-name="T14">step </text:span><text:span text:style-name="T15">4</text:span><text:span text:style-name="T14"> </text:span><text:span text:style-name="T33">: </text:span><text:span text:style-name="T44">on s’arrête quand on ne peut plus ajouter ni enlever de nouveaux prédicteurs à notre régression : le </text:span><text:span text:style-name="T22">modèle est prêt</text:span></text:p>
                  <text:p text:style-name="P52"><text:span text:style-name="T55"/></text:p>
                </text:list-item>
              </text:list>
            </text:list-item>
          </text:list>
        </text:list-item>
      </text:list>
      <text:p text:style-name="P47"><text:span text:style-name="T55"/></text:p>
      <text:list xml:id="list122608935892857" text:continue-list="list122609446787380" text:style-name="L1">
        <text:list-item>
          <text:list>
            <text:list-item>
              <text:p text:style-name="P44"><text:soft-page-break/>Score comparison</text:p>
              <text:p text:style-name="P44"/>
              <text:list>
                <text:list-header>
                  <text:p text:style-name="P6"><text:span text:style-name="T32">Cette méthode consiste à </text:span><text:span text:style-name="T34">i</text:span><text:span text:style-name="T45">mplémenter tous les modèles possibles et à les comparer selon un critère choisi.<text:line-break/></text:span></text:p>
                  <text:p text:style-name="P38">L’algorithme</text:p>
                  <text:p text:style-name="P36"/>
                </text:list-header>
              </text:list>
            </text:list-item>
          </text:list>
        </text:list-item>
      </text:list>
      <text:list xml:id="list1561510564" text:style-name="L13">
        <text:list-item>
          <text:list>
            <text:list-item>
              <text:list>
                <text:list-item>
                  <text:p text:style-name="P56"><text:span text:style-name="T13">step 1 </text:span><text:span text:style-name="T34">: </text:span><text:span text:style-name="T35">o</text:span><text:span text:style-name="T34">n </text:span><text:span text:style-name="T46">choisit un critère d’ajustement (par exemple le critère d’Akaike AIC)</text:span></text:p>
                </text:list-item>
                <text:list-item>
                  <text:p text:style-name="P56"><text:span text:style-name="T14">step 2</text:span><text:span text:style-name="T33"> : on construit </text:span><text:span text:style-name="T37">tous les modèles linéaires possibles </text:span><text:span text:style-name="T65">→ </text:span><text:span text:style-name="T67">pour </text:span><text:span text:style-name="T65">p </text:span><text:span text:style-name="T67">variables, ça fait quand même 2</text:span><text:span text:style-name="T70">p</text:span><text:span text:style-name="T67">-1 </text:span><text:span text:style-name="T72">modèles </text:span><text:span text:style-name="T73">à tester…</text:span></text:p>
                </text:list-item>
                <text:list-item>
                  <text:p text:style-name="P56"><text:span text:style-name="T14">step 3 </text:span><text:span text:style-name="T33">: </text:span><text:span text:style-name="T35">on sélectionne c</text:span><text:span text:style-name="T37">elui</text:span><text:span text:style-name="T35"> q</text:span><text:span text:style-name="T46">ui a le meilleur critèr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color="#a7074b" style:font-name="Ubuntu" fo:font-family="Ubuntu" style:font-pitch="variable" fo:font-size="11pt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7cm" fo:margin-right="0.9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0T09:13:52.623944556</meta:creation-date>
    <dc:date>2019-12-13T12:26:08.405998645</dc:date>
    <meta:editing-duration>PT9H12M2S</meta:editing-duration>
    <meta:editing-cycles>79</meta:editing-cycles>
    <meta:generator>LibreOffice/6.3.3.2.0$Linux_X86_64 LibreOffice_project/efd344762d9d19af2cac84c1651e18355008a6ed</meta:generator>
    <meta:document-statistic meta:table-count="0" meta:image-count="0" meta:object-count="16" meta:page-count="3" meta:paragraph-count="60" meta:word-count="768" meta:character-count="4379" meta:non-whitespace-character-count="3694"/>
  </office:meta>
</office:document-meta>
</file>

<file path=Object 1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sub>
      <mrow>
        <mo fence="true" stretchy="false">(</mo>
        <mrow>
          <msubsup>
            <mi>x</mi>
            <mi>j</mi>
            <mrow>
              <mo fence="true" stretchy="false">(</mo>
              <mrow>
                <mi>i</mi>
              </mrow>
              <mo fence="true" stretchy="false">)</mo>
            </mrow>
          </msubsup>
        </mrow>
        <mo fence="true" stretchy="false">)</mo>
      </mrow>
      <mtable>
        <mtr>
          <mtd>
            <mrow>
              <mn>1</mn>
              <mo stretchy="false">⩽</mo>
              <mi>i</mi>
              <mo stretchy="false">⩽</mo>
              <mi>n</mi>
            </mrow>
          </mtd>
        </mtr>
        <mtr>
          <mtd>
            <mrow>
              <mn>1</mn>
              <mo stretchy="false">⩽</mo>
              <mi>j</mi>
              <mo stretchy="false">⩽</mo>
              <mi>p</mi>
            </mrow>
          </mtd>
        </mtr>
      </mtable>
    </msub>
    <annotation encoding="StarMath 5.0">( x^{(i)}_j )_{binom {1 leslant i leslant n} {1 leslant j leslant p}  }</annotation>
  </semantics>
</math>
</file>

<file path=Object 28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29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i</mi>
            </mrow>
            <mo fence="true" stretchy="false">)</mo>
          </mrow>
        </msup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subsup>
          <mi>x</mi>
          <mn>1</mn>
          <mrow>
            <mo fence="true" stretchy="false">(</mo>
            <mrow>
              <mi>i</mi>
            </mrow>
            <mo fence="true" stretchy="false">)</mo>
          </mrow>
        </msubsup>
        <mo stretchy="false">+</mo>
        <msub>
          <mi>b</mi>
          <mn>2</mn>
        </msub>
      </mrow>
      <mrow>
        <msubsup>
          <mi>x</mi>
          <mn>2</mn>
          <mrow>
            <mo fence="true" stretchy="false">(</mo>
            <mrow>
              <mi>i</mi>
            </mrow>
            <mo fence="true" stretchy="false">)</mo>
          </mrow>
        </msubsup>
        <mo stretchy="false">+</mo>
        <mo stretchy="false">…</mo>
        <mo stretchy="false">+</mo>
        <msub>
          <mi>b</mi>
          <mi>p</mi>
        </msub>
      </mrow>
      <mrow>
        <msubsup>
          <mi>x</mi>
          <mi>p</mi>
          <mrow>
            <mo fence="true" stretchy="false">(</mo>
            <mrow>
              <mi>i</mi>
            </mrow>
            <mo fence="true" stretchy="false">)</mo>
          </mrow>
        </msubsup>
        <mo stretchy="false">+</mo>
        <msup>
          <mi>ϵ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y^{(i)}=b_{0}+b_{1} x^{(i)}_1+b_2 x^{(i)}_2 + dotslow + b_p x^{(i)}_p + %epsilon^{(i)}
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+%epsilon</annotation>
  </semantics>
</math>
</file>

<file path=Object 31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sup>
                    <mi>x</mi>
                    <mn>1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o stretchy="false">…</mo>
                  <mo stretchy="false">+</mo>
                  <msub>
                    <mi>b</mi>
                    <mi>p</mi>
                  </msub>
                </mrow>
                <mrow>
                  <msubsup>
                    <mi>x</mi>
                    <mi>p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 dotslow , b_p) = {1}over{2n} sum from { i = 0 } to { n } {( b_{0}+b_{1} x^{(i)}_1 + dotslow + b_p x^{(i)}_p - y_i)²}</annotation>
  </semantics>
</math>
</file>

<file path=Object 32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sup>
            <mi>x</mi>
            <mn>1</mn>
            <mrow>
              <mo fence="true" stretchy="false">(</mo>
              <mrow>
                <mi>i</mi>
              </mrow>
              <mo fence="true" stretchy="false">)</mo>
            </mrow>
          </msubsup>
          <mi>,</mi>
          <mo stretchy="false">…</mo>
          <mi>,</mi>
          <msubsup>
            <mi>x</mi>
            <mi>p</mi>
            <mrow>
              <mo fence="true" stretchy="false">(</mo>
              <mrow>
                <mi>i</mi>
              </mrow>
              <mo fence="true" stretchy="false">)</mo>
            </mrow>
          </msubsup>
        </mrow>
      </mrow>
      <mo fence="true" stretchy="false">)</mo>
    </mrow>
    <annotation encoding="StarMath 5.0">( x^{(i)}_1, dotslow , x^{(i)}_p) 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row>
      <mi>p</mi>
      <mo stretchy="false">+</mo>
      <mn>1</mn>
    </mrow>
    <annotation encoding="StarMath 5.0">p + 1</annotation>
  </semantics>
</math>
</file>

<file path=Object 57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n</mi>
                </msub>
              </mtd>
            </mtr>
          </mtable>
        </mrow>
        <mo fence="true" stretchy="true">)</mo>
      </mrow>
    </mrow>
    <annotation encoding="StarMath 5.0">Y = left (
		matrix { y_1 ## dotsvert ## y_n}
	right )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subsup>
                  <mi>x</mi>
                  <mi>p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td>
              <mtd>
                <mo stretchy="false">…</mo>
              </mtd>
              <mtd>
                <msubsup>
                  <mi>x</mi>
                  <mn>2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td>
              <mtd>
                <msubsup>
                  <mi>x</mi>
                  <mn>1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td>
              <mtd>
                <mn>1</mn>
              </mtd>
            </mtr>
            <mtr>
              <mtd>
                <msubsup>
                  <mi>x</mi>
                  <mi>p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  <mtd>
                <mo stretchy="false">…</mo>
              </mtd>
              <mtd>
                <msubsup>
                  <mi>x</mi>
                  <mn>2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  <mtd>
                <msubsup>
                  <mi>x</mi>
                  <mn>1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  <mtd>
                <mn>1</mn>
              </mtd>
            </mtr>
            <mtr>
              <mtd>
                <mo stretchy="false">⋮</mo>
              </mtd>
              <mtd>
                <mspace width="2em"/>
              </mtd>
              <mtd>
                <mo stretchy="false">⋮</mo>
              </mtd>
              <mtd>
                <mo stretchy="false">⋮</mo>
              </mtd>
              <mtd>
                <mo stretchy="false">⋮</mo>
              </mtd>
            </mtr>
            <mtr>
              <mtd>
                <msubsup>
                  <mi>x</mi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td>
              <mtd>
                <mo stretchy="false">…</mo>
              </mtd>
              <mtd>
                <msubsup>
                  <mi>x</mi>
                  <mn>2</mn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td>
              <mtd>
                <msubsup>
                  <mi>x</mi>
                  <mn>1</mn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td>
              <mtd>
                <mn>1</mn>
              </mtd>
            </mtr>
          </mtable>
        </mrow>
        <mo fence="true" stretchy="true">)</mo>
      </mrow>
    </mrow>
    <annotation encoding="StarMath 5.0">X = left (
		matrix {
			x_p ^(1) # dotslow # x_2 ^(1) # x_1 ^(1) # 1 ##
			x_p ^(2) # dotslow # x_2 ^(2) # x_1 ^(2) # 1 ##
			dotsvert # ~ # dotsvert # dotsvert # dotsvert ##
			x_p ^(n) # dotslow # x_2 ^(n) # x_1 ^(n) # 1
			}
	right )</annotation>
  </semantics>
</math>
</file>